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ab34" officeooo:paragraph-rsid="0017ab34"/>
    </style:style>
    <style:style style:name="P2" style:family="paragraph" style:parent-style-name="Standard" style:list-style-name="L1">
      <style:text-properties officeooo:rsid="0017ab34" officeooo:paragraph-rsid="0017ab34"/>
    </style:style>
    <style:style style:name="P3" style:family="paragraph" style:parent-style-name="Standard" style:list-style-name="L2">
      <style:text-properties officeooo:rsid="0017ab34" officeooo:paragraph-rsid="0017ab34"/>
    </style:style>
    <style:style style:name="P4" style:family="paragraph" style:parent-style-name="Standard" style:list-style-name="L3">
      <style:text-properties officeooo:rsid="0017ab34" officeooo:paragraph-rsid="0017ab34"/>
    </style:style>
    <style:style style:name="P5" style:family="paragraph" style:parent-style-name="Standard" style:list-style-name="L4">
      <style:text-properties officeooo:rsid="0017ab34" officeooo:paragraph-rsid="0017ab34"/>
    </style:style>
    <style:style style:name="P6" style:family="paragraph" style:parent-style-name="Standard" style:list-style-name="L4">
      <style:text-properties officeooo:rsid="0017fb8e" officeooo:paragraph-rsid="0017fb8e"/>
    </style:style>
    <style:style style:name="P7" style:family="paragraph" style:parent-style-name="Standard" style:list-style-name="L4">
      <style:text-properties fo:color="#0000a8" officeooo:rsid="001c06c0" officeooo:paragraph-rsid="001c06c0"/>
    </style:style>
    <style:style style:name="P8" style:family="paragraph" style:parent-style-name="Standard" style:list-style-name="L4">
      <style:text-properties fo:color="#0000a8" officeooo:rsid="001c06c0" officeooo:paragraph-rsid="001e6e1b"/>
    </style:style>
    <style:style style:name="P9" style:family="paragraph" style:parent-style-name="Standard" style:list-style-name="L4">
      <style:text-properties fo:color="#0000a8" officeooo:rsid="001c06c0" officeooo:paragraph-rsid="001f6d6f"/>
    </style:style>
    <style:style style:name="P10" style:family="paragraph" style:parent-style-name="Standard" style:list-style-name="L4">
      <style:text-properties fo:color="#0000a8" officeooo:rsid="0022b4f4" officeooo:paragraph-rsid="0022b4f4"/>
    </style:style>
    <style:style style:name="P11" style:family="paragraph" style:parent-style-name="Standard" style:list-style-name="L4">
      <style:text-properties officeooo:rsid="001aa8a7" officeooo:paragraph-rsid="001aa8a7"/>
    </style:style>
    <style:style style:name="P12" style:family="paragraph" style:parent-style-name="Standard" style:list-style-name="L4">
      <style:text-properties officeooo:rsid="001c06c0" officeooo:paragraph-rsid="001c06c0"/>
    </style:style>
    <style:style style:name="P13" style:family="paragraph" style:parent-style-name="Standard" style:list-style-name="L4">
      <style:text-properties style:use-window-font-color="true" officeooo:rsid="001e6e1b" officeooo:paragraph-rsid="001f6d6f"/>
    </style:style>
    <style:style style:name="P14" style:family="paragraph" style:parent-style-name="Standard" style:list-style-name="L4">
      <style:text-properties fo:color="#00000a" officeooo:rsid="001f6d6f" officeooo:paragraph-rsid="001f6d6f"/>
    </style:style>
    <style:style style:name="P15" style:family="paragraph" style:parent-style-name="Standard" style:list-style-name="L4">
      <style:text-properties fo:color="#00000a" officeooo:rsid="001e6e1b" officeooo:paragraph-rsid="001e6e1b"/>
    </style:style>
    <style:style style:name="P16" style:family="paragraph" style:parent-style-name="Standard" style:list-style-name="L4">
      <style:text-properties fo:color="#00000a" officeooo:rsid="00209f2a" officeooo:paragraph-rsid="00209f2a"/>
    </style:style>
    <style:style style:name="P17" style:family="paragraph" style:parent-style-name="Standard" style:list-style-name="L5">
      <style:text-properties fo:color="#00000a" officeooo:rsid="00209f2a" officeooo:paragraph-rsid="00209f2a"/>
    </style:style>
    <style:style style:name="P18" style:family="paragraph" style:parent-style-name="Standard" style:list-style-name="L4">
      <style:text-properties fo:color="#00000a" officeooo:rsid="0020cc48" officeooo:paragraph-rsid="0020cc48"/>
    </style:style>
    <style:style style:name="P19" style:family="paragraph" style:parent-style-name="Standard" style:list-style-name="L4">
      <style:text-properties fo:color="#00000a" officeooo:rsid="0022b4f4" officeooo:paragraph-rsid="0022b4f4"/>
    </style:style>
    <style:style style:name="P20" style:family="paragraph" style:parent-style-name="Standard" style:list-style-name="L5">
      <style:text-properties fo:color="#00000a" officeooo:rsid="0024a40a" officeooo:paragraph-rsid="0024a40a"/>
    </style:style>
    <style:style style:name="P21" style:family="paragraph" style:parent-style-name="Standard" style:list-style-name="L5">
      <style:text-properties fo:color="#00000a" officeooo:rsid="0024a40a" officeooo:paragraph-rsid="0024a40a" fo:background-color="transparent"/>
    </style:style>
    <style:style style:name="P22" style:family="paragraph" style:parent-style-name="Standard" style:list-style-name="L5">
      <style:text-properties fo:color="#00000a" officeooo:rsid="0025f774" officeooo:paragraph-rsid="0025f774" fo:background-color="transparent"/>
    </style:style>
    <style:style style:name="P23" style:family="paragraph" style:parent-style-name="Standard" style:list-style-name="L5">
      <style:text-properties fo:color="#00000a" officeooo:rsid="0027cf97" officeooo:paragraph-rsid="0027cf97" fo:background-color="transparent"/>
    </style:style>
    <style:style style:name="P24" style:family="paragraph" style:parent-style-name="Standard">
      <style:text-properties fo:color="#00000a" officeooo:rsid="00287b7c" officeooo:paragraph-rsid="00287b7c" fo:background-color="transparent"/>
    </style:style>
    <style:style style:name="P25" style:family="paragraph" style:parent-style-name="Standard" style:list-style-name="L5">
      <style:text-properties fo:color="#00000a" officeooo:rsid="00287b7c" officeooo:paragraph-rsid="00287b7c" fo:background-color="transparent"/>
    </style:style>
    <style:style style:name="P26" style:family="paragraph" style:parent-style-name="Standard" style:list-style-name="L5">
      <style:text-properties fo:color="#00000a" officeooo:rsid="0028a668" officeooo:paragraph-rsid="0028a668" fo:background-color="transparent"/>
    </style:style>
    <style:style style:name="T1" style:family="text">
      <style:text-properties officeooo:rsid="001e6e1b"/>
    </style:style>
    <style:style style:name="T2" style:family="text">
      <style:text-properties officeooo:rsid="001f6d6f"/>
    </style:style>
    <style:style style:name="T3" style:family="text">
      <style:text-properties fo:color="#0000a8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25f774" fo:background-color="transparent" loext:char-shading-value="0"/>
    </style:style>
    <style:style style:name="T8" style:family="text">
      <style:text-properties fo:background-color="#f7f384" loext:char-shading-value="0"/>
    </style:style>
    <style:style style:name="T9" style:family="text">
      <style:text-properties officeooo:rsid="0025f774" fo:background-color="#f7f384" loext:char-shading-value="0"/>
    </style:style>
    <style:style style:name="T10" style:family="text">
      <style:text-properties fo:background-color="#f7f384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many types of page layouts exist?</text:p>
      <text:list xml:id="list4269565300" text:style-name="L1">
        <text:list-item>
          <text:p text:style-name="P2">Static/fixed</text:p>
          <text:p text:style-name="P2">specified in pixels and doesn’t change dynamically with change in window size</text:p>
        </text:list-item>
        <text:list-item>
          <text:p text:style-name="P2">liquid/fluid</text:p>
          <text:p text:style-name="P2">specified in percentage and changes with dynamic change in the window size</text:p>
        </text:list-item>
        <text:list-item>
          <text:p text:style-name="P2">adaptive</text:p>
          <text:p text:style-name="P2">adaptive display of site according to the device it is being accessed from</text:p>
        </text:list-item>
        <text:list-item>
          <text:p text:style-name="P2">Responsive</text:p>
        </text:list-item>
      </text:list>
      <text:p text:style-name="P1"/>
      <text:list xml:id="list3026072870" text:style-name="L2">
        <text:list-item>
          <text:p text:style-name="P3">3 key concepts</text:p>
        </text:list-item>
      </text:list>
      <text:list xml:id="list1922760443" text:style-name="L3">
        <text:list-item>
          <text:p text:style-name="P4">containers</text:p>
        </text:list-item>
        <text:list-item>
          <text:p text:style-name="P4">rows </text:p>
        </text:list-item>
        <text:list-item>
          <text:p text:style-name="P4">columns</text:p>
          <text:p text:style-name="P4"/>
        </text:list-item>
      </text:list>
      <text:list xml:id="list3913093472" text:style-name="L4">
        <text:list-item>
          <text:p text:style-name="P5">Only 12 columns exist in bootstrap</text:p>
        </text:list-item>
        <text:list-item>
          <text:p text:style-name="P5">containers</text:p>
          <text:p text:style-name="P5">2 kinds container and container fluid</text:p>
          <text:p text:style-name="P5">container gives 15 px padding on either side</text:p>
          <text:p text:style-name="P6">class definition makes the file responsive</text:p>
          <text:p text:style-name="P6">in css class is called by “.”</text:p>
          <text:p text:style-name="P7">&lt; div class= “container”&gt;&lt; div class= “container-fluid”&gt;</text:p>
          <text:p text:style-name="P6"/>
        </text:list-item>
        <text:list-item>
          <text:p text:style-name="P11">Rows-</text:p>
          <text:p text:style-name="P12">removes padding in a containers</text:p>
          <text:p text:style-name="P7">&lt; div class= “row”&gt;</text:p>
          <text:p text:style-name="P7"/>
        </text:list-item>
        <text:list-item>
          <text:p text:style-name="P12">columns-</text:p>
          <text:p text:style-name="P12">12 columns exist</text:p>
          <text:p text:style-name="P12">xs,sm,md,lg i.e.(extra small, small, medium and large) in an ascending order of preference.</text:p>
          <text:p text:style-name="P7">&lt; div class= “column”&gt;</text:p>
        </text:list-item>
        <text:list-item>
          <text:p text:style-name="P15">offset </text:p>
          <text:p text:style-name="P15">eaves a certain numberof columns as space</text:p>
          <text:p text:style-name="P14"><text:span text:style-name="T3">&lt;div class= “col-offset-no.ofcols”&gt;</text:span></text:p>
        </text:list-item>
        <text:list-item>
          <text:p text:style-name="P15"><text:span text:style-name="T2">P</text:span>ush</text:p>
          <text:p text:style-name="P15">move from original position and push the columns from one end to another or by a certain no. Of <text:span text:style-name="T2">cols</text:span></text:p>
          <text:p text:style-name="P8">&lt; div class= “<text:span text:style-name="T1">col-xs-push-no.ofcol</text:span>”&gt;</text:p>
          <text:p text:style-name="P14">push moves the column towards the right side of the screen</text:p>
        </text:list-item>
        <text:list-item>
          <text:p text:style-name="P13">Pu<text:span text:style-name="T2">ll</text:span></text:p>
          <text:p text:style-name="P13">move from original position and pu<text:span text:style-name="T2">ll</text:span> the columns from one end to another or by a certain no. Of <text:span text:style-name="T2">cols</text:span></text:p>
          <text:p text:style-name="P9">&lt; div class= “<text:span text:style-name="T1">col-xs-pull-no.ofcol</text:span>”&gt;</text:p>
          <text:p text:style-name="P14">push moves the column towards the left side of the screen</text:p>
        </text:list-item>
        <text:list-item>
          <text:p text:style-name="P14">nesting rows and columns within one another is also possible</text:p>
        </text:list-item>
        <text:list-item>
          <text:p text:style-name="P16">when working with images in columns <text:s/>use the class <text:span text:style-name="T4">icon </text:span><text:span text:style-name="T5"><text:s/>for normal lft aligned images and use the class </text:span><text:span text:style-name="T4">center block </text:span><text:span text:style-name="T5">to align the image at teh center of the column</text:span></text:p>
        </text:list-item>
        <text:list-item>
          <text:p text:style-name="P18"><text:span text:style-name="T5">Media queries</text:span></text:p>
          <text:p text:style-name="P19"><text:span text:style-name="T5">eg:</text:span></text:p>
          <text:p text:style-name="P10"><text:span text:style-name="T5">.container{</text:span></text:p>
          <text:p text:style-name="P10"><text:span text:style-name="T5">padding-right :15px; padding-left:15px; margin-right:auto; margin-left:auto}</text:span></text:p>
          <text:p text:style-name="P10"><text:span text:style-name="T5">@media(min-widt:768px){.container{width:750px; background-color:pink}}</text:span></text:p>
          <text:p text:style-name="P10"><text:span text:style-name="T5">@media(min-widt:992px){.container{width:750px; background-color:red}}</text:span></text:p>
          <text:p text:style-name="P10"><text:soft-page-break/><text:span text:style-name="T5">@media(min-widt:768px){.container{width:750px; background-color:yellow}}</text:span></text:p>
        </text:list-item>
      </text:list>
      <text:list xml:id="list3417569154" text:style-name="L5">
        <text:list-header>
          <text:p text:style-name="P17"><text:span text:style-name="T4"/></text:p>
        </text:list-header>
        <text:list-item>
          <text:p text:style-name="P20"><text:span text:style-name="T6">while running bootstrap f</text:span><text:span text:style-name="T7">i</text:span><text:span text:style-name="T6">les through </text:span><text:span text:style-name="T10">Htdocs</text:span><text:span text:style-name="T6"> you can also provide <text:s/>a </text:span><text:span text:style-name="T10">cdn</text:span><text:span text:style-name="T6"> link to the bootstrap files using &lt;link rel="stylesheet" href="</text:span><text:a xlink:type="simple" xlink:href="https://maxcdn.bootstrapcdn.com/bootstrap/3.3.5/css/bootstrap.min.css" text:style-name="Internet_20_link" text:visited-style-name="Visited_20_Internet_20_Link"><text:span text:style-name="T6">https://maxcdn.bootstrapcdn.com/bootstrap/3.3.5/css/bootstrap.min.css</text:span></text:a><text:span text:style-name="T6">"&gt;</text:span></text:p>
          <text:p text:style-name="P21"/>
        </text:list-item>
        <text:list-item>
          <text:p text:style-name="P21">you can use classes in table tags too such as <text:span text:style-name="T8">bordered, striped, hover, co</text:span><text:span text:style-name="T9">n</text:span><text:span text:style-name="T8">densed</text:span></text:p>
          <text:p text:style-name="P21">to use these specify &lt;table class= “table”&gt;</text:p>
        </text:list-item>
        <text:list-item>
          <text:p text:style-name="P22">you can use the<text:span text:style-name="T8"> table- responsive</text:span> class to show <text:s/>a scroll bar below the table for smaller screen orientations</text:p>
        </text:list-item>
        <text:list-item>
          <text:p text:style-name="P23">Images</text:p>
          <text:p text:style-name="P23">You can also use several image classes as mentioned below with bootstrap styling</text:p>
        </text:list-item>
      </text:list>
      <text:p text:style-name="P24"/>
      <text:list xml:id="list202552879939249" text:continue-numbering="true" text:style-name="L5">
        <text:list-item>
          <text:p text:style-name="P25">you can also use iframe and embed tags to embed vdeios</text:p>
        </text:list-item>
        <text:list-item>
          <text:p text:style-name="P26">jumbotron is basically a topmost heading bar using the code in example bootjumbo</text:p>
        </text:list-item>
        <text:list-item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4T14:52:59.659000000</meta:creation-date>
    <meta:editing-duration>PT1H19M57S</meta:editing-duration>
    <meta:editing-cycles>3</meta:editing-cycles>
    <meta:generator>LibreOffice/5.3.2.2$Windows_x86 LibreOffice_project/6cd4f1ef626f15116896b1d8e1398b56da0d0ee1</meta:generator>
    <dc:date>2017-06-24T20:25:50.831000000</dc:date>
    <meta:document-statistic meta:table-count="0" meta:image-count="0" meta:object-count="0" meta:page-count="2" meta:paragraph-count="59" meta:word-count="419" meta:character-count="2522" meta:non-whitespace-character-count="2206"/>
  </office:meta>
</office:document-meta>
</file>